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5"/>
    <style:style style:name="T1" style:family="text">
      <style:text-properties officeooo:rsid="000eac0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network is a collection of three or more interconnected computers, consisting of various components such as network devices, media, interfaces, and protocols. These components enable communication and data sharing among connected devices.</text:p>
      <text:p text:style-name="Text_20_body">Network classifications based on scope and size include:</text:p>
      <text:list text:style-name="L1">
        <text:list-item>
          <text:p text:style-name="P1">Personal Area Network (PAN): Connects devices within a short range, allowing communication between personal devices without cables (e.g., smartphones, tablets, laptops).</text:p>
        </text:list-item>
        <text:list-item>
          <text:p text:style-name="P1">Local Area Network (LAN): Covers a limited area (building, office, campus), connecting computers and enabling resource sharing (files, printers, internet access).</text:p>
        </text:list-item>
        <text:list-item>
          <text:p text:style-name="P1">Metropolitan Area Network (MAN): Covers a larger area (town, city), often used in cable television networks to provide connectivity to a specific region.</text:p>
        </text:list-item>
        <text:list-item>
          <text:p text:style-name="P1">Wide Area Network (WAN): Spans a large geographical area (cities, countries), connecting LANs and MANs over long distances for communication between dispersed locations.</text:p>
        </text:list-item>
      </text:list>
      <text:p text:style-name="Text_20_body">Communication channels in networks can be wired or wireless:</text:p>
      <text:list text:style-name="L2">
        <text:list-item>
          <text:p text:style-name="P2">Wired channels: Use physical cables, such as fiber-optic cables (high-bandwidth, long-distance) and copper cables (commonly used in LANs).</text:p>
        </text:list-item>
        <text:list-item>
          <text:p text:style-name="P2">Wireless channels: Utilize wireless technologies, including Wi-Fi (radio waves for wireless communication), satellite communication (transmitting data over long distances), and cellular networks (base stations and mobile devices for wide coverage).</text:p>
        </text:list-item>
      </text:list>
      <text:p text:style-name="Text_20_body">Network topology refers to device arrangement, with common types including:</text:p>
      <text:list text:style-name="L3">
        <text:list-item>
          <text:p text:style-name="P4">Point-to-point: Directly connects two devices, forming a single communication link.</text:p>
        </text:list-item>
        <text:list-item>
          <text:p text:style-name="P4">Star: Multiple devices connect to a central hub or switch, facilitating communication through the hub.</text:p>
        </text:list-item>
        <text:list-item>
          <text:p text:style-name="P4">Full mesh: Each device directly connects to every other device, ensuring robust connectivity but requiring many connections.</text:p>
        </text:list-item>
        <text:list-item>
          <text:p text:style-name="P4">Partial mesh: Only some devices directly connect, while others connect to a subset of devices.</text:p>
        </text:list-item>
        <text:list-item>
          <text:p text:style-name="P3">Bus: Uses a single cable connecting all devices in a linear manner, with data transmitted to all devices on the bus.</text:p>
        </text:list-item>
      </text:list>
      <text:p text:style-name="Text_20_body">Network architectures commonly include:</text:p>
      <text:list text:style-name="L4">
        <text:list-item>
          <text:p text:style-name="P5">Client-Server Architecture: Central server stores and distributes resources and services to client devices, with clients requesting data from the server.</text:p>
        </text:list-item>
        <text:list-item>
          <text:p text:style-name="P5">Peer-to-Peer Architecture: All devices have equal capabilities and can act as both clients and servers, allowing direct resource sharing without a central server.</text:p>
        </text:list-item>
      </text:list>
      <text:p text:style-name="Text_20_body">Key network protocols include:</text:p>
      <text:list text:style-name="L5">
        <text:list-item>
          <text:p text:style-name="P6">TCP/IP (Transmission Control Protocol/Internet Protocol): Foundation protocol of the internet, ensuring reliable data transmission between internet-connected devices.</text:p>
        </text:list-item>
        <text:list-item>
          <text:p text:style-name="P6">HTTP (Hypertext Transfer Protocol): Used for transferring web pages and content over the internet, enabling communication between web browsers and servers.</text:p>
        </text:list-item>
        <text:list-item>
          <text:p text:style-name="P6"><text:soft-page-break/>DNS (Domain Name System): Translates domain names into IP addresses, facilitating website location and connection.</text:p>
        </text:list-item>
        <text:list-item>
          <text:p text:style-name="P6">SMTP (Simple Mail Transfer Protocol): Used for sending and receiving email messages between mail servers.</text:p>
        </text:list-item>
        <text:list-item>
          <text:p text:style-name="P6">FTP (File Transfer Protocol): Facilitates file transfers between devices on a network, allowing upload and download to/from a remote server.</text:p>
        </text:list-item>
      </text:list>
      <text:p text:style-name="Text_20_body">The World Wide Web (WWW) is a technology within the internet that allows users to access web pages via web browsers. It includes websites (collections of web pages and content), web links (connections between pages), web pages (hypertext documents displayed in browsers), and web servers (hosts serving web content).</text:p>
      <text:p text:style-name="Text_20_body">The Internet of Things (IoT) comprises interconnected devices capable of data gathering, recognition, and decision-making without human intervention. Applications include business optimization (data collection, remote monitoring) and consumer convenience (smart homes, vehicles).</text:p>
      <text:p text:style-name="Text_20_body">In conclusion, networks are vital for device connectivity and communication. They come in different types, sizes, and architectures, facilitating internet, web, and IoT technologies that have transformed communication and access to information. Networks will continue to play a crucial role as technology advances in our interconnected worl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12:51:13.231851362</meta:creation-date>
    <dc:date>2023-06-15T19:21:08.483687600</dc:date>
    <meta:editing-duration>PT3H12M10S</meta:editing-duration>
    <meta:editing-cycles>2</meta:editing-cycles>
    <meta:generator>LibreOffice/7.5.3.2$Linux_X86_64 LibreOffice_project/50$Build-2</meta:generator>
    <meta:document-statistic meta:table-count="0" meta:image-count="0" meta:object-count="0" meta:page-count="2" meta:paragraph-count="27" meta:word-count="559" meta:character-count="4012" meta:non-whitespace-character-count="3498"/>
  </office:meta>
</office:document-meta>
</file>